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olumn" style:name="ac0cce0">
      <style:table-column-properties style:column-width="5.1cm"/>
      <style:paragraph-properties fo:text-align="center"/>
    </style:style>
    <style:style style:family="table-row" style:name="ab87949">
      <style:table-row-properties style:row-height="0.5cm"/>
      <style:paragraph-properties fo:text-align="center"/>
    </style:style>
    <style:style style:family="table-cell" style:name="a6922e0">
      <style:paragraph-properties fo:text-align="center"/>
      <style:text-properties fo:font-weight="bold" style:font-weight-asian="bold" style:font-weight-complex="bold"/>
    </style:style>
    <style:style style:family="table-cell" style:name="adf55bf">
      <style:paragraph-properties fo:text-align="center"/>
    </style:style>
    <style:style style:data-style-name="stringStyleCell" style:family="table-cell" style:name="a981bef">
      <style:paragraph-properties fo:text-align="center"/>
    </style:style>
  </office:automatic-styles>
  <office:body>
    <office:spreadsheet>
      <table:table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row table:style-name="ab87949">
          <table:table-cell office:string-value="Pair Id" office:value-type="string" table:style-name="a6922e0">
            <text:p>Pair Id</text:p>
          </table:table-cell>
          <table:table-cell office:string-value="IC&lt;randoop&gt;" office:value-type="string" table:style-name="a6922e0">
            <text:p>IC&lt;randoop&gt;</text:p>
          </table:table-cell>
          <table:table-cell office:string-value="EIC&lt;randoop&gt;" office:value-type="string" table:style-name="a6922e0">
            <text:p>EIC&lt;randoop&gt;</text:p>
          </table:table-cell>
          <table:table-cell office:string-value="IC&lt;evosuite&gt;" office:value-type="string" table:style-name="a6922e0">
            <text:p>IC&lt;evosuite&gt;</text:p>
          </table:table-cell>
          <table:table-cell office:string-value="EIC&lt;evosuite&gt;" office:value-type="string" table:style-name="a6922e0">
            <text:p>EIC&lt;evosuite&gt;</text:p>
          </table:table-cell>
          <table:table-cell office:string-value="Expected ?" office:value-type="string" table:style-name="a6922e0">
            <text:p>Expected ?</text:p>
          </table:table-cell>
        </table:table-row>
        <table:table-row table:style-name="">
          <table:table-cell office:string-value="branch1.0" office:value-type="string" table:style-name="">
            <text:p>branch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6.0" office:value-type="string" table:style-name="">
            <text:p>branch6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7.0" office:value-type="string" table:style-name="">
            <text:p>branch7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8.0" office:value-type="string" table:style-name="">
            <text:p>branch8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9.0" office:value-type="string" table:style-name="">
            <text:p>branch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0.0" office:value-type="string" table:style-name="">
            <text:p>branch10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1.0" office:value-type="string" table:style-name="">
            <text:p>branch1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3.0" office:value-type="string" table:style-name="">
            <text:p>branch13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6.0" office:value-type="string" table:style-name="">
            <text:p>branch16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7.0" office:value-type="string" table:style-name="">
            <text:p>branch17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8.0" office:value-type="string" table:style-name="">
            <text:p>branch18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9.0" office:value-type="string" table:style-name="">
            <text:p>branch1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0.0" office:value-type="string" table:style-name="">
            <text:p>branch20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1.0" office:value-type="string" table:style-name="">
            <text:p>branch2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2.0" office:value-type="string" table:style-name="">
            <text:p>branch2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3.0" office:value-type="string" table:style-name="">
            <text:p>branch2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4.0" office:value-type="string" table:style-name="">
            <text:p>branch24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5.0" office:value-type="string" table:style-name="">
            <text:p>branch25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8.0" office:value-type="string" table:style-name="">
            <text:p>branch28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1.0" office:value-type="string" table:style-name="">
            <text:p>branch31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3.0" office:value-type="string" table:style-name="">
            <text:p>branch3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4.0" office:value-type="string" table:style-name="">
            <text:p>branch34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5.0" office:value-type="string" table:style-name="">
            <text:p>branch35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</table:table>
      <table:table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row table:style-name="ab87949">
          <table:table-cell office:string-value="Pair Id" office:value-type="string" table:style-name="a6922e0">
            <text:p>Pair Id</text:p>
          </table:table-cell>
          <table:table-cell office:string-value="IC&lt;randoop&gt;" office:value-type="string" table:style-name="a6922e0">
            <text:p>IC&lt;randoop&gt;</text:p>
          </table:table-cell>
          <table:table-cell office:string-value="EIC&lt;randoop&gt;" office:value-type="string" table:style-name="a6922e0">
            <text:p>EIC&lt;randoop&gt;</text:p>
          </table:table-cell>
          <table:table-cell office:string-value="IC&lt;evosuite&gt;" office:value-type="string" table:style-name="a6922e0">
            <text:p>IC&lt;evosuite&gt;</text:p>
          </table:table-cell>
          <table:table-cell office:string-value="EIC&lt;evosuite&gt;" office:value-type="string" table:style-name="a6922e0">
            <text:p>EIC&lt;evosuite&gt;</text:p>
          </table:table-cell>
        </table:table-row>
        <table:table-row table:style-name="">
          <table:table-cell office:string-value="branch1.0" office:value-type="string" table:style-name="">
            <text:p>branch1.0</text:p>
          </table:table-cell>
          <table:table-cell office:string-value="14" office:value-type="string" table:style-name="">
            <text:p>14</text:p>
          </table:table-cell>
          <table:table-cell office:string-value="23" office:value-type="string" table:style-name="">
            <text:p>23</text:p>
          </table:table-cell>
          <table:table-cell office:string-value="59" office:value-type="string" table:style-name="">
            <text:p>59</text:p>
          </table:table-cell>
          <table:table-cell office:string-value="38" office:value-type="string" table:style-name="">
            <text:p>38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23" office:value-type="string" table:style-name="">
            <text:p>23</text:p>
          </table:table-cell>
          <table:table-cell office:string-value="27" office:value-type="string" table:style-name="">
            <text:p>27</text:p>
          </table:table-cell>
          <table:table-cell office:string-value="215" office:value-type="string" table:style-name="">
            <text:p>215</text:p>
          </table:table-cell>
          <table:table-cell office:string-value="215" office:value-type="string" table:style-name="">
            <text:p>215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33" office:value-type="string" table:style-name="">
            <text:p>33</text:p>
          </table:table-cell>
          <table:table-cell office:string-value="37" office:value-type="string" table:style-name="">
            <text:p>37</text:p>
          </table:table-cell>
          <table:table-cell office:string-value="124" office:value-type="string" table:style-name="">
            <text:p>124</text:p>
          </table:table-cell>
          <table:table-cell office:string-value="136" office:value-type="string" table:style-name="">
            <text:p>136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38" office:value-type="string" table:style-name="">
            <text:p>38</text:p>
          </table:table-cell>
          <table:table-cell office:string-value="41" office:value-type="string" table:style-name="">
            <text:p>41</text:p>
          </table:table-cell>
          <table:table-cell office:string-value="79" office:value-type="string" table:style-name="">
            <text:p>79</text:p>
          </table:table-cell>
          <table:table-cell office:string-value="82" office:value-type="string" table:style-name="">
            <text:p>82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39" office:value-type="string" table:style-name="">
            <text:p>39</text:p>
          </table:table-cell>
          <table:table-cell office:string-value="41" office:value-type="string" table:style-name="">
            <text:p>41</text:p>
          </table:table-cell>
          <table:table-cell office:string-value="725" office:value-type="string" table:style-name="">
            <text:p>725</text:p>
          </table:table-cell>
          <table:table-cell office:string-value="728" office:value-type="string" table:style-name="">
            <text:p>728</text:p>
          </table:table-cell>
        </table:table-row>
        <table:table-row table:style-name="">
          <table:table-cell office:string-value="branch6.0" office:value-type="string" table:style-name="">
            <text:p>branch6.0</text:p>
          </table:table-cell>
          <table:table-cell office:string-value="30" office:value-type="string" table:style-name="">
            <text:p>30</text:p>
          </table:table-cell>
          <table:table-cell office:string-value="35" office:value-type="string" table:style-name="">
            <text:p>35</text:p>
          </table:table-cell>
          <table:table-cell office:string-value="114" office:value-type="string" table:style-name="">
            <text:p>114</text:p>
          </table:table-cell>
          <table:table-cell office:string-value="171" office:value-type="string" table:style-name="">
            <text:p>171</text:p>
          </table:table-cell>
        </table:table-row>
        <table:table-row table:style-name="">
          <table:table-cell office:string-value="branch7.0" office:value-type="string" table:style-name="">
            <text:p>branch7.0</text:p>
          </table:table-cell>
          <table:table-cell office:string-value="29" office:value-type="string" table:style-name="">
            <text:p>29</text:p>
          </table:table-cell>
          <table:table-cell office:string-value="28" office:value-type="string" table:style-name="">
            <text:p>28</text:p>
          </table:table-cell>
          <table:table-cell office:string-value="107" office:value-type="string" table:style-name="">
            <text:p>107</text:p>
          </table:table-cell>
          <table:table-cell office:string-value="104" office:value-type="string" table:style-name="">
            <text:p>104</text:p>
          </table:table-cell>
        </table:table-row>
        <table:table-row table:style-name="">
          <table:table-cell office:string-value="branch8.0" office:value-type="string" table:style-name="">
            <text:p>branch8.0</text:p>
          </table:table-cell>
          <table:table-cell office:string-value="9" office:value-type="string" table:style-name="">
            <text:p>9</text:p>
          </table:table-cell>
          <table:table-cell office:string-value="15" office:value-type="string" table:style-name="">
            <text:p>15</text:p>
          </table:table-cell>
          <table:table-cell office:string-value="5" office:value-type="string" table:style-name="">
            <text:p>5</text:p>
          </table:table-cell>
          <table:table-cell office:string-value="15" office:value-type="string" table:style-name="">
            <text:p>15</text:p>
          </table:table-cell>
        </table:table-row>
        <table:table-row table:style-name="">
          <table:table-cell office:string-value="branch9.0" office:value-type="string" table:style-name="">
            <text:p>branch9.0</text:p>
          </table:table-cell>
          <table:table-cell office:string-value="26" office:value-type="string" table:style-name="">
            <text:p>26</text:p>
          </table:table-cell>
          <table:table-cell office:string-value="34" office:value-type="string" table:style-name="">
            <text:p>34</text:p>
          </table:table-cell>
          <table:table-cell office:string-value="18" office:value-type="string" table:style-name="">
            <text:p>18</text:p>
          </table:table-cell>
          <table:table-cell office:string-value="25" office:value-type="string" table:style-name="">
            <text:p>25</text:p>
          </table:table-cell>
        </table:table-row>
        <table:table-row table:style-name="">
          <table:table-cell office:string-value="branch10.0" office:value-type="string" table:style-name="">
            <text:p>branch10.0</text:p>
          </table:table-cell>
          <table:table-cell office:string-value="8" office:value-type="string" table:style-name="">
            <text:p>8</text:p>
          </table:table-cell>
          <table:table-cell office:string-value="12" office:value-type="string" table:style-name="">
            <text:p>12</text:p>
          </table:table-cell>
          <table:table-cell office:string-value="4" office:value-type="string" table:style-name="">
            <text:p>4</text:p>
          </table:table-cell>
          <table:table-cell office:string-value="12" office:value-type="string" table:style-name="">
            <text:p>12</text:p>
          </table:table-cell>
        </table:table-row>
        <table:table-row table:style-name="">
          <table:table-cell office:string-value="branch11.0" office:value-type="string" table:style-name="">
            <text:p>branch11.0</text:p>
          </table:table-cell>
          <table:table-cell office:string-value="6" office:value-type="string" table:style-name="">
            <text:p>6</text:p>
          </table:table-cell>
          <table:table-cell office:string-value="12" office:value-type="string" table:style-name="">
            <text:p>12</text:p>
          </table:table-cell>
          <table:table-cell office:string-value="5" office:value-type="string" table:style-name="">
            <text:p>5</text:p>
          </table:table-cell>
          <table:table-cell office:string-value="12" office:value-type="string" table:style-name="">
            <text:p>12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1507" office:value-type="string" table:style-name="">
            <text:p>1507</text:p>
          </table:table-cell>
          <table:table-cell office:string-value="1520" office:value-type="string" table:style-name="">
            <text:p>1520</text:p>
          </table:table-cell>
          <table:table-cell office:string-value="32" office:value-type="string" table:style-name="">
            <text:p>32</text:p>
          </table:table-cell>
          <table:table-cell office:string-value="39" office:value-type="string" table:style-name="">
            <text:p>39</text:p>
          </table:table-cell>
        </table:table-row>
        <table:table-row table:style-name="">
          <table:table-cell office:string-value="branch13.0" office:value-type="string" table:style-name="">
            <text:p>branch13.0</text:p>
          </table:table-cell>
          <table:table-cell office:string-value="30" office:value-type="string" table:style-name="">
            <text:p>30</text:p>
          </table:table-cell>
          <table:table-cell office:string-value="34" office:value-type="string" table:style-name="">
            <text:p>34</text:p>
          </table:table-cell>
          <table:table-cell office:string-value="59" office:value-type="string" table:style-name="">
            <text:p>59</text:p>
          </table:table-cell>
          <table:table-cell office:string-value="123" office:value-type="string" table:style-name="">
            <text:p>123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53" office:value-type="string" table:style-name="">
            <text:p>53</text:p>
          </table:table-cell>
          <table:table-cell office:string-value="102" office:value-type="string" table:style-name="">
            <text:p>102</text:p>
          </table:table-cell>
          <table:table-cell office:string-value="55" office:value-type="string" table:style-name="">
            <text:p>55</text:p>
          </table:table-cell>
          <table:table-cell office:string-value="34" office:value-type="string" table:style-name="">
            <text:p>34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20" office:value-type="string" table:style-name="">
            <text:p>20</text:p>
          </table:table-cell>
          <table:table-cell office:string-value="29" office:value-type="string" table:style-name="">
            <text:p>29</text:p>
          </table:table-cell>
          <table:table-cell office:string-value="81" office:value-type="string" table:style-name="">
            <text:p>81</text:p>
          </table:table-cell>
          <table:table-cell office:string-value="96" office:value-type="string" table:style-name="">
            <text:p>96</text:p>
          </table:table-cell>
        </table:table-row>
        <table:table-row table:style-name="">
          <table:table-cell office:string-value="branch16.0" office:value-type="string" table:style-name="">
            <text:p>branch16.0</text:p>
          </table:table-cell>
          <table:table-cell office:string-value="34" office:value-type="string" table:style-name="">
            <text:p>34</text:p>
          </table:table-cell>
          <table:table-cell office:string-value="39" office:value-type="string" table:style-name="">
            <text:p>39</text:p>
          </table:table-cell>
          <table:table-cell office:string-value="37" office:value-type="string" table:style-name="">
            <text:p>37</text:p>
          </table:table-cell>
          <table:table-cell office:string-value="67" office:value-type="string" table:style-name="">
            <text:p>67</text:p>
          </table:table-cell>
        </table:table-row>
        <table:table-row table:style-name="">
          <table:table-cell office:string-value="branch17.0" office:value-type="string" table:style-name="">
            <text:p>branch17.0</text:p>
          </table:table-cell>
          <table:table-cell office:string-value="34" office:value-type="string" table:style-name="">
            <text:p>34</text:p>
          </table:table-cell>
          <table:table-cell office:string-value="189" office:value-type="string" table:style-name="">
            <text:p>189</text:p>
          </table:table-cell>
          <table:table-cell office:string-value="107" office:value-type="string" table:style-name="">
            <text:p>107</text:p>
          </table:table-cell>
          <table:table-cell office:string-value="117" office:value-type="string" table:style-name="">
            <text:p>117</text:p>
          </table:table-cell>
        </table:table-row>
        <table:table-row table:style-name="">
          <table:table-cell office:string-value="branch18.0" office:value-type="string" table:style-name="">
            <text:p>branch18.0</text:p>
          </table:table-cell>
          <table:table-cell office:string-value="1508" office:value-type="string" table:style-name="">
            <text:p>1508</text:p>
          </table:table-cell>
          <table:table-cell office:string-value="1523" office:value-type="string" table:style-name="">
            <text:p>1523</text:p>
          </table:table-cell>
          <table:table-cell office:string-value="28" office:value-type="string" table:style-name="">
            <text:p>28</text:p>
          </table:table-cell>
          <table:table-cell office:string-value="54" office:value-type="string" table:style-name="">
            <text:p>54</text:p>
          </table:table-cell>
        </table:table-row>
        <table:table-row table:style-name="">
          <table:table-cell office:string-value="branch19.0" office:value-type="string" table:style-name="">
            <text:p>branch19.0</text:p>
          </table:table-cell>
          <table:table-cell office:string-value="25" office:value-type="string" table:style-name="">
            <text:p>25</text:p>
          </table:table-cell>
          <table:table-cell office:string-value="71" office:value-type="string" table:style-name="">
            <text:p>71</text:p>
          </table:table-cell>
          <table:table-cell office:string-value="23" office:value-type="string" table:style-name="">
            <text:p>23</text:p>
          </table:table-cell>
          <table:table-cell office:string-value="73" office:value-type="string" table:style-name="">
            <text:p>73</text:p>
          </table:table-cell>
        </table:table-row>
        <table:table-row table:style-name="">
          <table:table-cell office:string-value="branch20.0" office:value-type="string" table:style-name="">
            <text:p>branch20.0</text:p>
          </table:table-cell>
          <table:table-cell office:string-value="30" office:value-type="string" table:style-name="">
            <text:p>30</text:p>
          </table:table-cell>
          <table:table-cell office:string-value="34" office:value-type="string" table:style-name="">
            <text:p>34</text:p>
          </table:table-cell>
          <table:table-cell office:string-value="67" office:value-type="string" table:style-name="">
            <text:p>67</text:p>
          </table:table-cell>
          <table:table-cell office:string-value="29" office:value-type="string" table:style-name="">
            <text:p>29</text:p>
          </table:table-cell>
        </table:table-row>
        <table:table-row table:style-name="">
          <table:table-cell office:string-value="branch21.0" office:value-type="string" table:style-name="">
            <text:p>branch21.0</text:p>
          </table:table-cell>
          <table:table-cell office:string-value="18" office:value-type="string" table:style-name="">
            <text:p>18</text:p>
          </table:table-cell>
          <table:table-cell office:string-value="15" office:value-type="string" table:style-name="">
            <text:p>15</text:p>
          </table:table-cell>
          <table:table-cell office:string-value="28" office:value-type="string" table:style-name="">
            <text:p>28</text:p>
          </table:table-cell>
          <table:table-cell office:string-value="13" office:value-type="string" table:style-name="">
            <text:p>13</text:p>
          </table:table-cell>
        </table:table-row>
        <table:table-row table:style-name="">
          <table:table-cell office:string-value="branch22.0" office:value-type="string" table:style-name="">
            <text:p>branch22.0</text:p>
          </table:table-cell>
          <table:table-cell office:string-value="1508" office:value-type="string" table:style-name="">
            <text:p>1508</text:p>
          </table:table-cell>
          <table:table-cell office:string-value="72" office:value-type="string" table:style-name="">
            <text:p>72</text:p>
          </table:table-cell>
          <table:table-cell office:string-value="28" office:value-type="string" table:style-name="">
            <text:p>28</text:p>
          </table:table-cell>
          <table:table-cell office:string-value="76" office:value-type="string" table:style-name="">
            <text:p>76</text:p>
          </table:table-cell>
        </table:table-row>
        <table:table-row table:style-name="">
          <table:table-cell office:string-value="branch23.0" office:value-type="string" table:style-name="">
            <text:p>branch23.0</text:p>
          </table:table-cell>
          <table:table-cell office:string-value="541" office:value-type="string" table:style-name="">
            <text:p>541</text:p>
          </table:table-cell>
          <table:table-cell office:string-value="721" office:value-type="string" table:style-name="">
            <text:p>721</text:p>
          </table:table-cell>
          <table:table-cell office:string-value="203" office:value-type="string" table:style-name="">
            <text:p>203</text:p>
          </table:table-cell>
          <table:table-cell office:string-value="438" office:value-type="string" table:style-name="">
            <text:p>438</text:p>
          </table:table-cell>
        </table:table-row>
        <table:table-row table:style-name="">
          <table:table-cell office:string-value="branch24.0" office:value-type="string" table:style-name="">
            <text:p>branch24.0</text:p>
          </table:table-cell>
          <table:table-cell office:string-value="1509" office:value-type="string" table:style-name="">
            <text:p>1509</text:p>
          </table:table-cell>
          <table:table-cell office:string-value="68" office:value-type="string" table:style-name="">
            <text:p>68</text:p>
          </table:table-cell>
          <table:table-cell office:string-value="101" office:value-type="string" table:style-name="">
            <text:p>101</text:p>
          </table:table-cell>
          <table:table-cell office:string-value="70" office:value-type="string" table:style-name="">
            <text:p>70</text:p>
          </table:table-cell>
        </table:table-row>
        <table:table-row table:style-name="">
          <table:table-cell office:string-value="branch25.0" office:value-type="string" table:style-name="">
            <text:p>branch25.0</text:p>
          </table:table-cell>
          <table:table-cell office:string-value="25" office:value-type="string" table:style-name="">
            <text:p>25</text:p>
          </table:table-cell>
          <table:table-cell office:string-value="32" office:value-type="string" table:style-name="">
            <text:p>32</text:p>
          </table:table-cell>
          <table:table-cell office:string-value="136" office:value-type="string" table:style-name="">
            <text:p>136</text:p>
          </table:table-cell>
          <table:table-cell office:string-value="621" office:value-type="string" table:style-name="">
            <text:p>621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52" office:value-type="string" table:style-name="">
            <text:p>52</text:p>
          </table:table-cell>
          <table:table-cell office:string-value="61" office:value-type="string" table:style-name="">
            <text:p>61</text:p>
          </table:table-cell>
          <table:table-cell office:string-value="74" office:value-type="string" table:style-name="">
            <text:p>74</text:p>
          </table:table-cell>
          <table:table-cell office:string-value="82" office:value-type="string" table:style-name="">
            <text:p>82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16" office:value-type="string" table:style-name="">
            <text:p>16</text:p>
          </table:table-cell>
          <table:table-cell office:string-value="44" office:value-type="string" table:style-name="">
            <text:p>44</text:p>
          </table:table-cell>
          <table:table-cell office:string-value="45" office:value-type="string" table:style-name="">
            <text:p>45</text:p>
          </table:table-cell>
          <table:table-cell office:string-value="200" office:value-type="string" table:style-name="">
            <text:p>200</text:p>
          </table:table-cell>
        </table:table-row>
        <table:table-row table:style-name="">
          <table:table-cell office:string-value="branch28.0" office:value-type="string" table:style-name="">
            <text:p>branch28.0</text:p>
          </table:table-cell>
          <table:table-cell office:string-value="21" office:value-type="string" table:style-name="">
            <text:p>21</text:p>
          </table:table-cell>
          <table:table-cell office:string-value="23" office:value-type="string" table:style-name="">
            <text:p>23</text:p>
          </table:table-cell>
          <table:table-cell office:string-value="32" office:value-type="string" table:style-name="">
            <text:p>32</text:p>
          </table:table-cell>
          <table:table-cell office:string-value="50" office:value-type="string" table:style-name="">
            <text:p>50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1511" office:value-type="string" table:style-name="">
            <text:p>1511</text:p>
          </table:table-cell>
          <table:table-cell office:string-value="44" office:value-type="string" table:style-name="">
            <text:p>44</text:p>
          </table:table-cell>
          <table:table-cell office:string-value="31" office:value-type="string" table:style-name="">
            <text:p>31</text:p>
          </table:table-cell>
          <table:table-cell office:string-value="160" office:value-type="string" table:style-name="">
            <text:p>160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32" office:value-type="string" table:style-name="">
            <text:p>32</text:p>
          </table:table-cell>
          <table:table-cell office:string-value="38" office:value-type="string" table:style-name="">
            <text:p>38</text:p>
          </table:table-cell>
          <table:table-cell office:string-value="69" office:value-type="string" table:style-name="">
            <text:p>69</text:p>
          </table:table-cell>
          <table:table-cell office:string-value="79" office:value-type="string" table:style-name="">
            <text:p>79</text:p>
          </table:table-cell>
        </table:table-row>
        <table:table-row table:style-name="">
          <table:table-cell office:string-value="branch31.0" office:value-type="string" table:style-name="">
            <text:p>branch31.0</text:p>
          </table:table-cell>
          <table:table-cell office:string-value="18" office:value-type="string" table:style-name="">
            <text:p>18</text:p>
          </table:table-cell>
          <table:table-cell office:string-value="47" office:value-type="string" table:style-name="">
            <text:p>47</text:p>
          </table:table-cell>
          <table:table-cell office:string-value="46" office:value-type="string" table:style-name="">
            <text:p>46</text:p>
          </table:table-cell>
          <table:table-cell office:string-value="201" office:value-type="string" table:style-name="">
            <text:p>201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27" office:value-type="string" table:style-name="">
            <text:p>27</text:p>
          </table:table-cell>
          <table:table-cell office:string-value="34" office:value-type="string" table:style-name="">
            <text:p>34</text:p>
          </table:table-cell>
          <table:table-cell office:string-value="97" office:value-type="string" table:style-name="">
            <text:p>97</text:p>
          </table:table-cell>
          <table:table-cell office:string-value="103" office:value-type="string" table:style-name="">
            <text:p>103</text:p>
          </table:table-cell>
        </table:table-row>
        <table:table-row table:style-name="">
          <table:table-cell office:string-value="branch33.0" office:value-type="string" table:style-name="">
            <text:p>branch33.0</text:p>
          </table:table-cell>
          <table:table-cell office:string-value="1512" office:value-type="string" table:style-name="">
            <text:p>1512</text:p>
          </table:table-cell>
          <table:table-cell office:string-value="46" office:value-type="string" table:style-name="">
            <text:p>46</text:p>
          </table:table-cell>
          <table:table-cell office:string-value="35" office:value-type="string" table:style-name="">
            <text:p>35</text:p>
          </table:table-cell>
          <table:table-cell office:string-value="81" office:value-type="string" table:style-name="">
            <text:p>81</text:p>
          </table:table-cell>
        </table:table-row>
        <table:table-row table:style-name="">
          <table:table-cell office:string-value="branch34.0" office:value-type="string" table:style-name="">
            <text:p>branch34.0</text:p>
          </table:table-cell>
          <table:table-cell office:string-value="49" office:value-type="string" table:style-name="">
            <text:p>49</text:p>
          </table:table-cell>
          <table:table-cell office:string-value="49" office:value-type="string" table:style-name="">
            <text:p>49</text:p>
          </table:table-cell>
          <table:table-cell office:string-value="44" office:value-type="string" table:style-name="">
            <text:p>44</text:p>
          </table:table-cell>
          <table:table-cell office:string-value="71" office:value-type="string" table:style-name="">
            <text:p>71</text:p>
          </table:table-cell>
        </table:table-row>
        <table:table-row table:style-name="">
          <table:table-cell office:string-value="branch35.0" office:value-type="string" table:style-name="">
            <text:p>branch35.0</text:p>
          </table:table-cell>
          <table:table-cell office:string-value="20" office:value-type="string" table:style-name="">
            <text:p>20</text:p>
          </table:table-cell>
          <table:table-cell office:string-value="51" office:value-type="string" table:style-name="">
            <text:p>51</text:p>
          </table:table-cell>
          <table:table-cell office:string-value="121" office:value-type="string" table:style-name="">
            <text:p>121</text:p>
          </table:table-cell>
          <table:table-cell office:string-value="70" office:value-type="string" table:style-name="">
            <text:p>70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